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8D0000029960CEF7C9.png" manifest:media-type="image/png"/>
  <manifest:file-entry manifest:full-path="Pictures/1000000000000397000001DA86936EE7.png" manifest:media-type="image/png"/>
  <manifest:file-entry manifest:full-path="Pictures/10000000000002E1000001D024900467.png" manifest:media-type="image/png"/>
  <manifest:file-entry manifest:full-path="Pictures/10000000000002A90000015C33377508.png" manifest:media-type="image/png"/>
  <manifest:file-entry manifest:full-path="Pictures/100000000000046B00000254B99ED7AE.png" manifest:media-type="image/png"/>
  <manifest:file-entry manifest:full-path="Pictures/10000000000002A20000027A4B05783D.png" manifest:media-type="image/png"/>
  <manifest:file-entry manifest:full-path="Pictures/10000000000002CD0000015B3775C3F9.png" manifest:media-type="image/png"/>
  <manifest:file-entry manifest:full-path="Pictures/10000000000003A200000274F328F6AE.png" manifest:media-type="image/png"/>
  <manifest:file-entry manifest:full-path="Pictures/100000000000028D00000289F1C72843.png" manifest:media-type="image/png"/>
  <manifest:file-entry manifest:full-path="Pictures/10000000000002CB00000221221A2ABE.png" manifest:media-type="image/png"/>
  <manifest:file-entry manifest:full-path="Pictures/1000000000000358000002764BD2C680.png" manifest:media-type="image/png"/>
  <manifest:file-entry manifest:full-path="Pictures/1000000000000337000002948DAB6EE1.png" manifest:media-type="image/png"/>
  <manifest:file-entry manifest:full-path="Pictures/10000000000003030000029AF304C41A.png" manifest:media-type="image/png"/>
  <manifest:file-entry manifest:full-path="Pictures/10000000000002D6000001D2D182A1BE.png" manifest:media-type="image/png"/>
  <manifest:file-entry manifest:full-path="Pictures/10000000000002F6000002590BFAC31E.png" manifest:media-type="image/png"/>
  <manifest:file-entry manifest:full-path="Pictures/10000000000002D60000018F34373213.png" manifest:media-type="image/png"/>
  <manifest:file-entry manifest:full-path="Pictures/10000000000003DC000001B250D9542D.png" manifest:media-type="image/png"/>
  <manifest:file-entry manifest:full-path="Pictures/10000000000002C3000001A1745EBDC1.png" manifest:media-type="image/png"/>
  <manifest:file-entry manifest:full-path="Pictures/1000000000000340000003919CE6AA18.png" manifest:media-type="image/png"/>
  <manifest:file-entry manifest:full-path="Pictures/10000000000003910000025A1892B3FD.png" manifest:media-type="image/png"/>
  <manifest:file-entry manifest:full-path="Pictures/1000000000000364000002E0947EA46D.png" manifest:media-type="image/png"/>
  <manifest:file-entry manifest:full-path="Pictures/100000000000030D0000023A7CBE44F5.png" manifest:media-type="image/png"/>
  <manifest:file-entry manifest:full-path="Pictures/1000000000000303000004058A78C010.png" manifest:media-type="image/png"/>
  <manifest:file-entry manifest:full-path="Pictures/100000000000031C0000029B92BE6F07.png" manifest:media-type="image/png"/>
  <manifest:file-entry manifest:full-path="Pictures/10000000000002DC0000014F350802B5.png" manifest:media-type="image/png"/>
  <manifest:file-entry manifest:full-path="Pictures/10000000000003BF0000023261FFBE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able">
      <style:table-properties style:width="28.702cm" table:align="margins" style:shadow="none" style:may-break-between-rows="true" table:border-model="collapsing"/>
    </style:style>
    <style:style style:name="t1.A" style:family="table-column">
      <style:table-column-properties style:column-width="16.886cm" style:rel-column-width="38555*"/>
    </style:style>
    <style:style style:name="t1.B" style:family="table-column">
      <style:table-column-properties style:column-width="11.816cm" style:rel-column-width="26980*"/>
    </style:style>
    <style:style style:name="t1.1" style:family="table-row">
      <style:table-row-properties fo:keep-together="auto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10" style:family="table-row">
      <style:table-row-properties style:min-row-height="8.378cm" fo:keep-together="auto"/>
    </style:style>
    <style:style style:name="P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02d7" officeooo:paragraph-rsid="003802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309d" officeooo:paragraph-rsid="002430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91417" officeooo:paragraph-rsid="0039141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0ece" officeooo:paragraph-rsid="00260e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5150" officeooo:paragraph-rsid="002751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90763" officeooo:paragraph-rsid="002907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38b1" officeooo:paragraph-rsid="002a38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b6fd3" officeooo:paragraph-rsid="002b6f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079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fdb" officeooo:paragraph-rsid="002d62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6200" officeooo:paragraph-rsid="0031cf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officeooo:rsid="001ee1c8" officeooo:paragraph-rsid="001ee1c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1" table:style-name="t1" table:template-name="Default Style">
        <table:table-column table:style-name="t1.A"/>
        <table:table-column table:style-name="t1.B"/>
        <table:table-row table:style-name="t1.1">
          <table:table-cell table:style-name="t1.A1" office:value-type="string">
            <text:p text:style-name="P1"/>
            <text:p text:style-name="P1"><draw:frame draw:style-name="fr1" draw:name="Imagen1" text:anchor-type="char" svg:width="12.123cm" svg:height="8.869cm" draw:z-index="0"><draw:image xlink:href="Pictures/100000000000038D0000029960CEF7C9.png" xlink:type="simple" xlink:show="embed" xlink:actuate="onLoad" draw:mime-type="image/png"/></draw:frame></text:p>
          </table:table-cell>
          <table:table-cell table:style-name="t1.B1" office:value-type="string">
            <text:p text:style-name="P2"><draw:frame draw:style-name="fr2" draw:name="Imagen2" text:anchor-type="char" svg:x="0.305cm" svg:y="0.275cm" svg:width="10.612cm" svg:height="5.422cm" draw:z-index="1"><draw:image xlink:href="Pictures/10000000000002A90000015C33377508.png" xlink:type="simple" xlink:show="embed" xlink:actuate="onLoad" draw:mime-type="image/png"/></draw:frame></text:p>
          </table:table-cell>
        </table:table-row>
        <table:table-row>
          <table:table-cell table:style-name="t1.A2" office:value-type="string">
            <text:p text:style-name="P3"><draw:frame draw:style-name="fr2" draw:name="Imagen3" text:anchor-type="char" svg:x="1.683cm" svg:y="0.441cm" svg:width="13.765cm" svg:height="6.66cm" draw:z-index="2"><draw:image xlink:href="Pictures/10000000000002CD0000015B3775C3F9.png" xlink:type="simple" xlink:show="embed" xlink:actuate="onLoad" draw:mime-type="image/png"/></draw:frame></text:p>
            <text:p text:style-name="P4"/>
          </table:table-cell>
          <table:table-cell table:style-name="t1.B2" office:value-type="string">
            <text:p text:style-name="P2"><draw:frame draw:style-name="fr2" draw:name="Imagen4" text:anchor-type="char" svg:x="0.377cm" svg:y="0.332cm" svg:width="11.015cm" svg:height="5.68cm" draw:z-index="3"><draw:image xlink:href="Pictures/1000000000000397000001DA86936EE7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5"><draw:frame draw:style-name="fr3" draw:name="Imagen5" text:anchor-type="char" svg:width="14.873cm" svg:height="7.837cm" draw:z-index="4"><draw:image xlink:href="Pictures/100000000000046B00000254B99ED7AE.png" xlink:type="simple" xlink:show="embed" xlink:actuate="onLoad" draw:mime-type="image/png"/></draw:frame></text:p>
          </table:table-cell>
          <table:table-cell table:style-name="t1.B2" office:value-type="string">
            <text:p text:style-name="P5"><draw:frame draw:style-name="fr3" draw:name="Imagen6" text:anchor-type="char" svg:width="10.347cm" svg:height="9.731cm" draw:z-index="5"><draw:image xlink:href="Pictures/10000000000002A20000027A4B05783D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3" draw:name="Imagen7" text:anchor-type="char" svg:width="12.118cm" svg:height="8.183cm" draw:z-index="6"><draw:image xlink:href="Pictures/10000000000003A200000274F328F6AE.png" xlink:type="simple" xlink:show="embed" xlink:actuate="onLoad" draw:mime-type="image/png"/></draw:frame></text:p>
          </table:table-cell>
          <table:table-cell table:style-name="t1.B2" office:value-type="string">
            <text:p text:style-name="P6"><draw:frame draw:style-name="fr3" draw:name="Imagen8" text:anchor-type="char" svg:width="8.28cm" svg:height="8.229cm" draw:z-index="7"><draw:image xlink:href="Pictures/100000000000028D00000289F1C72843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9" text:anchor-type="char" svg:width="10.77cm" svg:height="8.207cm" draw:z-index="8"><draw:image xlink:href="Pictures/10000000000002CB00000221221A2ABE.png" xlink:type="simple" xlink:show="embed" xlink:actuate="onLoad" draw:mime-type="image/png"/></draw:frame></text:p>
          </table:table-cell>
          <table:table-cell table:style-name="t1.B2" office:value-type="string">
            <text:p text:style-name="P7"><draw:frame draw:style-name="fr4" draw:name="Imagen10" text:anchor-type="char" svg:width="10.592cm" svg:height="7.795cm" draw:z-index="9"><draw:image xlink:href="Pictures/1000000000000358000002764BD2C680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3" draw:name="Imagen11" text:anchor-type="char" svg:width="11.21cm" svg:height="9.682cm" draw:z-index="10"><draw:image xlink:href="Pictures/10000000000003030000029AF304C41A.png" xlink:type="simple" xlink:show="embed" xlink:actuate="onLoad" draw:mime-type="image/png"/></draw:frame></text:p>
          </table:table-cell>
          <table:table-cell table:style-name="t1.B2" office:value-type="string">
            <text:p text:style-name="P8"><draw:frame draw:style-name="fr3" draw:name="Imagen12" text:anchor-type="char" svg:width="10.922cm" svg:height="7.008cm" draw:z-index="11"><draw:image xlink:href="Pictures/10000000000002D6000001D2D182A1BE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13" text:anchor-type="char" svg:width="12.686cm" svg:height="10.058cm" draw:z-index="12"><draw:image xlink:href="Pictures/10000000000002F6000002590BFAC31E.png" xlink:type="simple" xlink:show="embed" xlink:actuate="onLoad" draw:mime-type="image/png"/></draw:frame></text:p>
          </table:table-cell>
          <table:table-cell table:style-name="t1.B2" office:value-type="string">
            <text:p text:style-name="P9"><draw:frame draw:style-name="fr3" draw:name="Imagen14" text:anchor-type="char" svg:width="10.834cm" svg:height="5.953cm" draw:z-index="13"><draw:image xlink:href="Pictures/10000000000002D60000018F34373213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3" draw:name="Imagen15" text:anchor-type="char" svg:width="16.023cm" svg:height="7.038cm" draw:z-index="14"><draw:image xlink:href="Pictures/10000000000003DC000001B250D9542D.png" xlink:type="simple" xlink:show="embed" xlink:actuate="onLoad" draw:mime-type="image/png"/></draw:frame></text:p>
          </table:table-cell>
          <table:table-cell table:style-name="t1.B2" office:value-type="string">
            <text:p text:style-name="P9"><draw:frame draw:style-name="fr4" draw:name="Imagen16" text:anchor-type="char" svg:width="10.028cm" svg:height="8.04cm" draw:z-index="15"><draw:image xlink:href="Pictures/1000000000000337000002948DAB6EE1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17" text:anchor-type="char" svg:width="14.605cm" svg:height="8.613cm" draw:z-index="16"><draw:image xlink:href="Pictures/10000000000002C3000001A1745EBDC1.png" xlink:type="simple" xlink:show="embed" xlink:actuate="onLoad" draw:mime-type="image/png"/></draw:frame></text:p>
          </table:table-cell>
          <table:table-cell table:style-name="t1.B2" office:value-type="string">
            <text:p text:style-name="P10"><draw:frame draw:style-name="fr3" draw:name="Imagen18" text:anchor-type="char" svg:width="9.962cm" svg:height="10.933cm" draw:z-index="17"><draw:image xlink:href="Pictures/1000000000000340000003919CE6AA18.png" xlink:type="simple" xlink:show="embed" xlink:actuate="onLoad" draw:mime-type="image/png"/></draw:frame></text:p>
          </table:table-cell>
        </table:table-row>
        <text:soft-page-break/>
        <table:table-row table:style-name="t1.10">
          <table:table-cell table:style-name="t1.A2" office:value-type="string">
            <text:p text:style-name="P3"><draw:frame draw:style-name="fr3" draw:name="Imagen19" text:anchor-type="char" svg:width="11.271cm" svg:height="7.431cm" draw:z-index="18"><draw:image xlink:href="Pictures/10000000000003910000025A1892B3FD.png" xlink:type="simple" xlink:show="embed" xlink:actuate="onLoad" draw:mime-type="image/png"/></draw:frame></text:p>
          </table:table-cell>
          <table:table-cell table:style-name="t1.B2" office:value-type="string">
            <text:p text:style-name="P11"><draw:frame draw:style-name="fr3" draw:name="Imagen20" text:anchor-type="char" svg:width="11.509cm" svg:height="9.758cm" draw:z-index="19"><draw:image xlink:href="Pictures/1000000000000364000002E0947EA46D.png" xlink:type="simple" xlink:show="embed" xlink:actuate="onLoad" draw:mime-type="image/png"/></draw:frame></text:p>
          </table:table-cell>
        </table:table-row>
        <table:table-row table:style-name="t1.1">
          <table:table-cell table:style-name="t1.A2" office:value-type="string">
            <text:p text:style-name="P3"><draw:frame draw:style-name="fr4" draw:name="Imagen21" text:anchor-type="char" svg:width="12.243cm" svg:height="7.708cm" draw:z-index="20"><draw:image xlink:href="Pictures/10000000000002E1000001D024900467.png" xlink:type="simple" xlink:show="embed" xlink:actuate="onLoad" draw:mime-type="image/png"/></draw:frame></text:p>
          </table:table-cell>
          <table:table-cell table:style-name="t1.B2" office:value-type="string">
            <text:p text:style-name="P12"><draw:frame draw:style-name="fr4" draw:name="Imagen22" text:anchor-type="char" svg:width="11.007cm" svg:height="8.033cm" draw:z-index="21"><draw:image xlink:href="Pictures/100000000000030D0000023A7CBE44F5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4" draw:name="Imagen23" text:anchor-type="char" svg:width="13.573cm" svg:height="18.115cm" draw:z-index="22"><draw:image xlink:href="Pictures/1000000000000303000004058A78C010.png" xlink:type="simple" xlink:show="embed" xlink:actuate="onLoad" draw:mime-type="image/png"/></draw:frame></text:p>
          </table:table-cell>
          <table:table-cell table:style-name="t1.B2" office:value-type="string">
            <text:p text:style-name="P13"><draw:frame draw:style-name="fr4" draw:name="Imagen24" text:anchor-type="char" svg:width="11.141cm" svg:height="9.335cm" draw:z-index="23"><draw:image xlink:href="Pictures/100000000000031C0000029B92BE6F07.png" xlink:type="simple" xlink:show="embed" xlink:actuate="onLoad" draw:mime-type="image/png"/></draw:frame></text:p>
          </table:table-cell>
        </table:table-row>
        <text:soft-page-break/>
        <table:table-row table:style-name="t1.1">
          <table:table-cell table:style-name="t1.A2" office:value-type="string">
            <text:p text:style-name="P3"><draw:frame draw:style-name="fr3" draw:name="Imagen25" text:anchor-type="char" svg:width="14.956cm" svg:height="6.844cm" draw:z-index="24"><draw:image xlink:href="Pictures/10000000000002DC0000014F350802B5.png" xlink:type="simple" xlink:show="embed" xlink:actuate="onLoad" draw:mime-type="image/png"/></draw:frame></text:p>
          </table:table-cell>
          <table:table-cell table:style-name="t1.B2" office:value-type="string">
            <text:p text:style-name="P3"><draw:frame draw:style-name="fr3" draw:name="Imagen26" text:anchor-type="char" svg:width="11.494cm" svg:height="6.735cm" draw:z-index="25"><draw:image xlink:href="Pictures/10000000000003BF0000023261FFBE0C.png" xlink:type="simple" xlink:show="embed" xlink:actuate="onLoad" draw:mime-type="image/png"/></draw:frame></text:p>
          </table:table-cell>
        </table:table-row>
      </table:table>
      <text:p text:style-name="Standard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28T20:50:32.848146480</meta:creation-date>
    <dc:date>2025-05-30T20:20:19.300000000</dc:date>
    <meta:editing-duration>PT6H57M36S</meta:editing-duration>
    <meta:editing-cycles>26</meta:editing-cycles>
    <meta:generator>LibreOffice/24.8.6.2$Windows_X86_64 LibreOffice_project/6d98ba145e9a8a39fc57bcc76981d1fb1316c60c</meta:generator>
    <meta:document-statistic meta:table-count="1" meta:image-count="26" meta:object-count="0" meta:page-count="8" meta:paragraph-count="0" meta:word-count="0" meta:character-count="0" meta:non-whitespace-character-count="0"/>
  </office:meta>
</office:document-meta>
</file>